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  <style:style style:name="P3" style:family="paragraph" style:parent-style-name="Standard">
      <style:text-properties officeooo:rsid="001d9c69" officeooo:paragraph-rsid="001d9c69"/>
    </style:style>
    <style:style style:name="P4" style:family="paragraph" style:parent-style-name="Standard">
      <style:text-properties officeooo:rsid="0020eeb0" officeooo:paragraph-rsid="0020e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  <text:p text:style-name="P3">4</text:p>
      <text:p text:style-name="P4">5</text:p>
      <text:p text:style-name="P4">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7T09:43:53.287157148</dc:date>
    <meta:editing-duration>PT1M1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7" meta:character-count="12" meta:non-whitespace-character-count="10"/>
  </office:meta>
</office:document-meta>
</file>